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1B52D16F392AE495C52.png" manifest:media-type="image/png"/>
  <manifest:file-entry manifest:full-path="Pictures/10000201000000DD000000DDA315837CE86D4E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Yu Gothic UI" svg:font-family="'Yu Gothic UI'" style:font-family-generic="modern" style:font-pitch="variable"/>
    <style:font-face style:name="游ゴシック" svg:font-family="游ゴシック" style:font-family-generic="modern" style:font-pitch="variable"/>
    <style:font-face style:name="游ゴシック Medium" svg:font-family="'游ゴシック Medium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源ノ角ゴシック Code JP B" svg:font-family="'源ノ角ゴシック Code JP B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textarea-horizontal-align="justify" draw:textarea-vertical-align="middle" draw:auto-grow-height="false" fo:min-height="5.846cm" fo:min-width="20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 draw:shadow-offset-x="0.141cm" draw:shadow-offset-y="0.141cm" draw:shadow-color="#000000" draw:shadow-opacity="51%"/>
    </style:style>
    <style:style style:name="gr3" style:family="graphic" style:parent-style-name="standard">
      <style:graphic-properties draw:stroke="none" draw:fill="none" fo:min-height="6.149cm"/>
    </style:style>
    <style:style style:name="gr4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274cm"/>
    </style:style>
    <style:style style:name="P1" style:family="paragraph">
      <style:paragraph-properties fo:text-align="center"/>
    </style:style>
    <style:style style:name="P2" style:family="paragraph">
      <style:text-properties fo:color="#ffffff" style:font-name="游ゴシック Medium" fo:font-size="54pt" fo:font-weight="bold" style:font-name-asian="游ゴシック Medium" style:font-size-asian="54pt" style:font-weight-asian="bold" style:font-size-complex="54pt" style:font-weight-complex="bold"/>
    </style:style>
    <style:style style:name="P3" style:family="paragraph">
      <loext:graphic-properties draw:fill="none" draw:fill-color="#ffffff"/>
      <style:text-properties fo:color="#ffffff" style:font-name="游ゴシック Medium" fo:font-size="54pt" fo:font-weight="bold" style:font-name-asian="游ゴシック Medium" style:font-size-asian="54pt" style:font-weight-asian="bold" style:font-size-complex="54pt" style:font-weight-complex="bold"/>
    </style:style>
    <style:style style:name="P4" style:family="paragraph">
      <style:paragraph-properties fo:line-height="115%" fo:text-align="justify"/>
      <style:text-properties style:font-name="Yu Gothic UI" fo:font-size="12pt" fo:font-weight="normal" style:font-name-asian="Yu Gothic UI" style:font-size-asian="10.5pt" style:font-weight-asian="normal" style:font-size-complex="10.5pt" style:font-weight-complex="normal"/>
    </style:style>
    <style:style style:name="P5" style:family="paragraph">
      <style:paragraph-properties fo:margin-left="0cm" fo:margin-right="0cm" fo:margin-top="0cm" fo:margin-bottom="0cm" fo:line-height="100%" fo:text-align="justify" fo:text-indent="0cm"/>
      <style:text-properties style:font-name="Yu Gothic UI" fo:font-size="12pt" fo:font-weight="normal" style:font-name-asian="Yu Gothic UI" style:font-size-asian="10.5pt" style:font-weight-asian="normal" style:font-size-complex="10.5pt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style:font-name="Yu Gothic UI" fo:font-size="12pt" fo:font-weight="normal" style:font-name-asian="Yu Gothic UI" style:font-size-asian="10.5pt" style:font-weight-asian="normal" style:font-size-complex="10.5pt" style:font-weight-complex="normal"/>
    </style:style>
    <style:style style:name="P7" style:family="paragraph">
      <loext:graphic-properties draw:fill="none"/>
      <style:paragraph-properties fo:line-height="115%" fo:text-align="justify"/>
      <style:text-properties style:font-name="Yu Gothic UI" fo:font-size="12pt" fo:font-weight="normal" style:font-name-asian="Yu Gothic UI" style:font-size-asian="10.5pt" style:font-weight-asian="normal" style:font-size-complex="10.5pt" style:font-weight-complex="normal"/>
    </style:style>
    <style:style style:name="P8" style:family="paragraph">
      <style:paragraph-properties fo:text-align="center"/>
      <style:text-properties style:font-name="Yu Gothic UI" style:font-name-asian="Yu Gothic UI"/>
    </style:style>
    <style:style style:name="P9" style:family="paragraph">
      <loext:graphic-properties draw:fill="none"/>
      <style:paragraph-properties fo:text-align="center"/>
      <style:text-properties style:font-name="Yu Gothic UI" fo:font-size="26pt" style:font-name-asian="Yu Gothic UI" style:font-size-asian="26pt" style:font-size-complex="26pt"/>
    </style:style>
    <style:style style:name="T1" style:family="text">
      <style:text-properties style:font-name="游ゴシック Medium" fo:font-size="54pt" fo:font-weight="bold" style:font-name-asian="游ゴシック Medium" style:font-size-asian="54pt" style:font-weight-asian="bold" style:font-size-complex="54pt" style:font-weight-complex="bold"/>
    </style:style>
    <style:style style:name="T2" style:family="text">
      <style:text-properties style:font-name="Yu Gothic UI" fo:font-size="14pt" fo:font-weight="normal" style:font-name-asian="Yu Gothic UI" style:font-size-asian="12pt" style:font-weight-asian="normal" style:font-size-complex="12pt" style:font-weight-complex="normal"/>
    </style:style>
    <style:style style:name="T3" style:family="text">
      <style:text-properties style:font-name="Yu Gothic UI" fo:font-weight="normal" style:font-name-asian="Yu Gothic UI" style:font-size-asian="10.5pt" style:font-weight-asian="normal" style:font-size-complex="10.5pt" style:font-weight-complex="normal"/>
    </style:style>
    <style:style style:name="T4" style:family="text">
      <style:text-properties style:font-name="Yu Gothic UI" fo:font-size="12pt" fo:font-weight="bold" style:font-name-asian="Yu Gothic UI" style:font-size-asian="12pt" style:font-weight-asian="bold" style:font-size-complex="12pt" style:font-weight-complex="bold"/>
    </style:style>
    <style:style style:name="T5" style:family="text">
      <style:text-properties style:font-name="Yu Gothic UI" fo:font-size="12pt" fo:font-weight="normal" style:font-name-asian="Yu Gothic UI" style:font-size-asian="10.5pt" style:font-weight-asian="normal" style:font-size-complex="10.5pt" style:font-weight-complex="normal"/>
    </style:style>
    <style:style style:name="T6" style:family="text">
      <style:text-properties style:font-name="Yu Gothic UI" fo:font-size="12pt" fo:font-weight="normal" style:font-name-asian="Yu Gothic UI" style:font-size-asian="12pt" style:font-weight-asian="normal" style:font-size-complex="12pt" style:font-weight-complex="normal"/>
    </style:style>
    <style:style style:name="T7" style:family="text">
      <style:text-properties style:font-name="Yu Gothic UI" fo:font-size="24pt" style:font-name-asian="Yu Gothic UI" style:font-size-asian="24pt" style:font-size-complex="24pt"/>
    </style:style>
    <style:style style:name="T8" style:family="text">
      <style:text-properties style:font-name="Yu Gothic UI" fo:font-size="26pt" style:font-name-asian="Yu Gothic UI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6.096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3.837cm" svg:height="4.451cm" svg:x="6.029cm" svg:y="0.943cm">
          <draw:text-box>
            <text:p text:style-name="P2"><text:span text:style-name="T1">OSS Gate</text:span><text:span text:style-name="T1">を</text:span></text:p>
            <text:p text:style-name="P2"><text:span text:style-name="T1">開催しませんか</text:span></text:p>
          </draw:text-box>
        </draw:frame>
        <draw:frame draw:style-name="gr3" draw:text-style-name="P7" draw:layer="layout" svg:width="17.904cm" svg:height="10.268cm" svg:x="1.143cm" svg:y="18.196cm">
          <draw:text-box>
            <text:p text:style-name="P4"><text:span text:style-name="T2">OSS Gate</text:span><text:span text:style-name="T2">は、</text:span><text:span text:style-name="T2">OSS</text:span><text:span text:style-name="T2">の開発に参加する「入り口」を提供する、コミュニティベースの取り組みです。</text:span></text:p>
            <text:p text:style-name="P4"><text:span text:style-name="T2">OSS Gate</text:span><text:span text:style-name="T2">では、</text:span><text:span text:style-name="T2">OSS</text:span><text:span text:style-name="T2">開発へのフィードバックを実際に体験するワークショップを開催しています。</text:span></text:p>
            <text:p text:style-name="P4"><text:span text:style-name="T2">これまでも、色々な地域や企業・イベントでワークショップを開催してきました。</text:span></text:p>
            <text:p text:style-name="P4"><text:span text:style-name="T3"/></text:p>
            <text:p text:style-name="P4"><text:span text:style-name="T2">このワークショップを自分たちで開催しませんか！</text:span></text:p>
            <text:p text:style-name="P4"><text:span text:style-name="T2">OSS Gate</text:span><text:span text:style-name="T2">のワークショップは、誰でも自由に開催することができます。</text:span></text:p>
            <text:p text:style-name="P4"><text:span text:style-name="T2">あなたの地域や会社で、</text:span><text:span text:style-name="T2">OSS</text:span><text:span text:style-name="T2">開発の参加者を増やしていきましょう。</text:span></text:p>
            <text:p text:style-name="P4"><text:span text:style-name="T2"/></text:p>
            <text:p text:style-name="P5"><text:span text:style-name="T4">開催手順</text:span></text:p>
            <text:p text:style-name="P5"><text:span text:style-name="T4"/></text:p>
            <text:list text:style-name="L2">
              <text:list-item>
                <text:p text:style-name="P6"><text:span text:style-name="T5">開催について相談・意思表示する</text:span><text:span text:style-name="T5"><text:line-break/></text:span><text:span text:style-name="T5">Gitter - oss-gate/general</text:span></text:p>
              </text:list-item>
              <text:list-item>
                <text:p text:style-name="P5"><text:span text:style-name="T6">日時・場所を調整する</text:span></text:p>
              </text:list-item>
              <text:list-item>
                <text:p text:style-name="P5"><text:span text:style-name="T6">Doorkeeper</text:span><text:span text:style-name="T6">で告知する</text:span></text:p>
              </text:list-item>
              <text:list-item>
                <text:p text:style-name="P5"><text:span text:style-name="T6">開催する</text:span></text:p>
              </text:list-item>
              <text:list-item>
                <text:p text:style-name="P4"><text:span text:style-name="T6">報告する</text:span><text:span text:style-name="T6">(</text:span><text:span text:style-name="T6">任意</text:span><text:span text:style-name="T6">)</text:span></text:p>
              </text:list-item>
            </text:list>
          </draw:text-box>
        </draw:frame>
        <draw:frame draw:style-name="gr4" draw:text-style-name="P1" draw:layer="layout" svg:width="20.999cm" svg:height="11.469cm" svg:x="0cm" svg:y="6.092cm">
          <draw:image xlink:href="Pictures/1000000000000320000001B52D16F392AE495C52.png" xlink:type="simple" xlink:show="embed" xlink:actuate="onLoad">
            <text:p/>
          </draw:image>
        </draw:frame>
        <draw:frame draw:style-name="gr4" draw:text-style-name="P1" draw:layer="layout" svg:width="4.345cm" svg:height="4.345cm" svg:x="1.066cm" svg:y="0.816cm">
          <draw:image xlink:href="Pictures/10000201000000DD000000DDA315837CE86D4EC1.png" xlink:type="simple" xlink:show="embed" xlink:actuate="onLoad">
            <text:p/>
          </draw:image>
        </draw:frame>
        <draw:frame draw:style-name="gr5" draw:text-style-name="P9" draw:layer="layout" svg:width="11.176cm" svg:height="1.524cm" svg:x="9.144cm" svg:y="27.432cm">
          <draw:text-box>
            <text:p text:style-name="P8"><text:span text:style-name="T7">詳細は</text:span><text:span text:style-name="T8">oss-gate.github.i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Yu Gothic UI" svg:font-family="'Yu Gothic UI'" style:font-family-generic="modern" style:font-pitch="variable"/>
    <style:font-face style:name="游ゴシック" svg:font-family="游ゴシック" style:font-family-generic="modern" style:font-pitch="variable"/>
    <style:font-face style:name="游ゴシック Medium" svg:font-family="'游ゴシック Medium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源ノ角ゴシック Code JP B" svg:font-family="'源ノ角ゴシック Code JP B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2.1$Windows_X86_64 LibreOffice_project/f7f06a8f319e4b62f9bc5095aa112a65d2f3ac89</meta:generator>
    <dc:date>2018-05-21T21:08:46.777000000</dc:date>
    <meta:editing-duration>PT12M23S</meta:editing-duration>
    <meta:editing-cycles>3</meta:editing-cycles>
    <meta:document-statistic meta:object-count="6"/>
  </office:meta>
</office:document-meta>
</file>